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29" style:family="table-cell" style:parent-style-name="Default" style:data-style-name="N61">
      <style:text-properties fo:color="#2a6099"/>
    </style:style>
    <style:style style:name="ce30" style:family="table-cell" style:parent-style-name="Default" style:data-style-name="N61">
      <style:text-properties fo:color="#ff0000"/>
    </style:style>
    <style:style style:name="ce31" style:family="table-cell" style:parent-style-name="Default" style:data-style-name="N2"/>
    <style:style style:name="ce32" style:family="table-cell" style:parent-style-name="Default" style:data-style-name="N2"/>
    <style:style style:name="ce33" style:family="table-cell" style:parent-style-name="Default" style:data-style-name="N2"/>
    <style:style style:name="ce34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40" style:family="table-cell" style:parent-style-name="Default" style:data-style-name="N6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43" style:family="table-cell" style:parent-style-name="Default" style:data-style-name="N2"/>
    <style:style style:name="ce44" style:family="table-cell" style:parent-style-name="Default" style:data-style-name="N2"/>
    <style:style style:name="ce45" style:family="table-cell" style:parent-style-name="Default" style:data-style-name="N2"/>
    <style:style style:name="ce46" style:family="table-cell" style:parent-style-name="Default" style:data-style-name="N2"/>
    <style:style style:name="ce47" style:family="table-cell" style:parent-style-name="Default" style:data-style-name="N2"/>
    <style:style style:name="ce48" style:family="table-cell" style:parent-style-name="Default" style:data-style-name="N2"/>
    <style:style style:name="ce49" style:family="table-cell" style:parent-style-name="Default" style:data-style-name="N2"/>
    <style:style style:name="ce50" style:family="table-cell" style:parent-style-name="Default" style:data-style-name="N2"/>
    <style:style style:name="ce51" style:family="table-cell" style:parent-style-name="Default" style:data-style-name="N2"/>
    <style:style style:name="ce52" style:family="table-cell" style:parent-style-name="Default" style:data-style-name="N61">
      <style:table-cell-properties fo:background-color="#ffffa6"/>
      <style:text-properties fo:color="#ff0000"/>
    </style:style>
    <style:style style:name="ce53" style:family="table-cell" style:parent-style-name="Default" style:data-style-name="N2"/>
    <style:style style:name="ce54" style:family="table-cell" style:parent-style-name="Default" style:data-style-name="N2"/>
    <style:style style:name="ce55" style:family="table-cell" style:parent-style-name="Default" style:data-style-name="N2"/>
    <style:style style:name="ce56" style:family="table-cell" style:parent-style-name="Default" style:data-style-name="N2"/>
    <style:style style:name="ce57" style:family="table-cell" style:parent-style-name="Default" style:data-style-name="N2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0" style:family="table-cell" style:parent-style-name="Default" style:data-style-name="N2"/>
    <style:style style:name="ce6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17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68" calcext:value-type="string">
            <text:p>2/68</text:p>
          </table:table-cell>
          <table:table-cell table:formula="of:=COUNTIF([.L2:.L86];&quot;&lt;1&quot;)&amp;&quot;/&quot;&amp;(COUNTA([.L2:.L86])-COUNTBLANK([.L2:.L86]))" office:value-type="string" office:string-value="5/74" calcext:value-type="string">
            <text:p>5/74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 office:value-type="float" office:value="0.00436480540245004" calcext:value-type="float">
            <text:p>0.00</text:p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2]);ISTEXT([.H22]));&quot;&quot;;IF([.G22]=[.H22];&quot;equal&quot;;-LOG(ABS([.G22]-[.H22])/MAX(ABS([.G22]);ABS([.H22]));10)))" office:value-type="float" office:value="2.79309160017657" calcext:value-type="float">
            <text:p>2.79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6]);ISTEXT([.H26]));&quot;&quot;;IF([.G26]=[.H26];&quot;equal&quot;;-LOG(ABS([.G26]-[.H26])/MAX(ABS([.G26]);ABS([.H26]));10)))" office:value-type="string" office:string-value="equal" calcext:value-type="string">
            <text:p>equal</text:p>
          </table:table-cell>
          <table:table-cell table:formula="of:=IF(OR(ISTEXT([.H26]);ISTEXT([.I26]));&quot;&quot;;IF([.H26]=[.I26];&quot;equal&quot;;-LOG(ABS([.H26]-[.I26])/MAX(ABS([.H26]);ABS([.I26]));10)))" office:value-type="string" office:string-value="equal" calcext:value-type="string">
            <text:p>equal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7]);ISTEXT([.H27]));&quot;&quot;;IF([.G27]=[.H27];&quot;equal&quot;;-LOG(ABS([.G27]-[.H27])/MAX(ABS([.G27]);ABS([.H27]));10)))">
            <text:p/>
          </table:table-cell>
          <table:table-cell table:style-name="ce19" table:formula="of:=IF(OR(ISTEXT([.H27]);ISTEXT([.I27]));&quot;&quot;;IF([.H27]=[.I27];&quot;equal&quot;;-LOG(ABS([.H27]-[.I27])/MAX(ABS([.H27]);ABS([.I27]));10)))">
            <text:p/>
          </table:table-cell>
          <table:table-cell table:style-name="ce19"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float" office:value="-0.301029995663981" calcext:value-type="float">
            <text:p>-0.30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paper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28:'Parameters (N)'.M36 'Parameters (N)'.K16:'Parameters (N)'.M26 'Parameters (N)'.K2:'Parameters (N)'.M7 'Parameters (N)'.K9:'Parameter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7:'Parameters (N)'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4" table:formula="of:=IF(OR(ISTEXT([.G8]);ISTEXT([.H8]));&quot;&quot;;IF([.G8]=[.H8];&quot;equal&quot;;-LOG(ABS([.G8]-[.H8])/MAX(ABS([.G8]);ABS([.H8]));10)))">
            <text:p/>
          </table:table-cell>
          <table:table-cell table:style-name="ce24" table:formula="of:=IF(OR(ISTEXT([.H8]);ISTEXT([.I8]));&quot;&quot;;IF([.H8]=[.I8];&quot;equal&quot;;-LOG(ABS([.H8]-[.I8])/MAX(ABS([.H8]);ABS([.I8]));10)))">
            <text:p/>
          </table:table-cell>
          <table:table-cell table:style-name="ce24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5" table:formula="of:=IF(OR(ISTEXT([.G26]);ISTEXT([.H26]));&quot;&quot;;IF([.G26]=[.H26];&quot;equal&quot;;-LOG(ABS([.G26]-[.H26])/MAX(ABS([.G26]);ABS([.H26]));10)))">
            <text:p/>
          </table:table-cell>
          <table:table-cell table:style-name="ce25" table:formula="of:=IF(OR(ISTEXT([.H26]);ISTEXT([.I26]));&quot;&quot;;IF([.H26]=[.I26];&quot;equal&quot;;-LOG(ABS([.H26]-[.I26])/MAX(ABS([.H26]);ABS([.I26]));10)))">
            <text:p/>
          </table:table-cell>
          <table:table-cell table:style-name="ce25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6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6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6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6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6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6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7003" calcext:value-type="float">
            <text:p>-7.00E-02</text:p>
          </table:table-cell>
          <table:table-cell table:style-name="ce1" office:value-type="float" office:value="-0.070219" calcext:value-type="float">
            <text:p>-7.02E-02</text:p>
          </table:table-cell>
          <table:table-cell table:style-name="ce1" office:value-type="float" office:value="-0.071554" calcext:value-type="float">
            <text:p>-7.16E-02</text:p>
          </table:table-cell>
          <table:table-cell office:value-type="string" calcext:value-type="string">
            <text:p>-</text:p>
          </table:table-cell>
          <table:table-cell table:style-name="ce31" table:formula="of:=IF(OR(ISTEXT([.G2]);ISTEXT([.H2]));&quot;&quot;;IF([.G2]=[.H2];&quot;equal&quot;;-LOG(ABS([.G2]-[.H2])/MAX(ABS([.G2]);ABS([.H2]));10)))" office:value-type="float" office:value="2.56999283614299" calcext:value-type="float">
            <text:p>2.57</text:p>
          </table:table-cell>
          <table:table-cell table:style-name="ce31" table:formula="of:=IF(OR(ISTEXT([.H2]);ISTEXT([.I2]));&quot;&quot;;IF([.H2]=[.I2];&quot;equal&quot;;-LOG(ABS([.H2]-[.I2])/MAX(ABS([.H2]);ABS([.I2]));10)))" office:value-type="float" office:value="1.72915265093288" calcext:value-type="float">
            <text:p>1.73</text:p>
          </table:table-cell>
          <table:table-cell table:style-name="ce31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32" table:formula="of:=IF(OR(ISTEXT([.G3]);ISTEXT([.H3]));&quot;&quot;;IF([.G3]=[.H3];&quot;equal&quot;;-LOG(ABS([.G3]-[.H3])/MAX(ABS([.G3]);ABS([.H3]));10)))" office:value-type="float" office:value="1.8190213816563" calcext:value-type="float">
            <text:p>1.82</text:p>
          </table:table-cell>
          <table:table-cell table:style-name="ce32" table:formula="of:=IF(OR(ISTEXT([.H3]);ISTEXT([.I3]));&quot;&quot;;IF([.H3]=[.I3];&quot;equal&quot;;-LOG(ABS([.H3]-[.I3])/MAX(ABS([.H3]);ABS([.I3]));10)))" office:value-type="float" office:value="0.798905740690422" calcext:value-type="float">
            <text:p>0.80</text:p>
          </table:table-cell>
          <table:table-cell table:style-name="ce32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33" table:formula="of:=IF(OR(ISTEXT([.G4]);ISTEXT([.H4]));&quot;&quot;;IF([.G4]=[.H4];&quot;equal&quot;;-LOG(ABS([.G4]-[.H4])/MAX(ABS([.G4]);ABS([.H4]));10)))" office:value-type="float" office:value="1.47081394154964" calcext:value-type="float">
            <text:p>1.47</text:p>
          </table:table-cell>
          <table:table-cell table:style-name="ce33" table:formula="of:=IF(OR(ISTEXT([.H4]);ISTEXT([.I4]));&quot;&quot;;IF([.H4]=[.I4];&quot;equal&quot;;-LOG(ABS([.H4]-[.I4])/MAX(ABS([.H4]);ABS([.I4]));10)))" office:value-type="float" office:value="0.718956445699047" calcext:value-type="float">
            <text:p>0.72</text:p>
          </table:table-cell>
          <table:table-cell table:style-name="ce33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33" table:formula="of:=IF(OR(ISTEXT([.G5]);ISTEXT([.H5]));&quot;&quot;;IF([.G5]=[.H5];&quot;equal&quot;;-LOG(ABS([.G5]-[.H5])/MAX(ABS([.G5]);ABS([.H5]));10)))" office:value-type="float" office:value="1.84763117965796" calcext:value-type="float">
            <text:p>1.85</text:p>
          </table:table-cell>
          <table:table-cell table:style-name="ce33" table:formula="of:=IF(OR(ISTEXT([.H5]);ISTEXT([.I5]));&quot;&quot;;IF([.H5]=[.I5];&quot;equal&quot;;-LOG(ABS([.H5]-[.I5])/MAX(ABS([.H5]);ABS([.I5]));10)))" office:value-type="float" office:value="1.08672333340851" calcext:value-type="float">
            <text:p>1.09</text:p>
          </table:table-cell>
          <table:table-cell table:style-name="ce33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004069" calcext:value-type="float">
            <text:p>4.07E-05</text:p>
          </table:table-cell>
          <table:table-cell table:style-name="ce1" office:value-type="float" office:value="0.000039525" calcext:value-type="float">
            <text:p>3.95E-05</text:p>
          </table:table-cell>
          <table:table-cell table:style-name="ce1" office:value-type="float" office:value="0.0000322867" calcext:value-type="float">
            <text:p>3.23E-05</text:p>
          </table:table-cell>
          <table:table-cell table:style-name="ce1" office:value-type="float" office:value="0.00004069" calcext:value-type="float">
            <text:p>4.07E-05</text:p>
          </table:table-cell>
          <table:table-cell table:style-name="ce34" table:formula="of:=IF(OR(ISTEXT([.G6]);ISTEXT([.H6]));&quot;&quot;;IF([.G6]=[.H6];&quot;equal&quot;;-LOG(ABS([.G6]-[.H6])/MAX(ABS([.G6]);ABS([.H6]));10)))" office:value-type="float" office:value="1.54316176449125" calcext:value-type="float">
            <text:p>1.54</text:p>
          </table:table-cell>
          <table:table-cell table:style-name="ce34" table:formula="of:=IF(OR(ISTEXT([.H6]);ISTEXT([.I6]));&quot;&quot;;IF([.H6]=[.I6];&quot;equal&quot;;-LOG(ABS([.H6]-[.I6])/MAX(ABS([.H6]);ABS([.I6]));10)))" office:value-type="float" office:value="0.737235299604855" calcext:value-type="float">
            <text:p>0.74</text:p>
          </table:table-cell>
          <table:table-cell table:style-name="ce34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34" table:formula="of:=IF(OR(ISTEXT([.G7]);ISTEXT([.H7]));&quot;&quot;;IF([.G7]=[.H7];&quot;equal&quot;;-LOG(ABS([.G7]-[.H7])/MAX(ABS([.G7]);ABS([.H7]));10)))" office:value-type="float" office:value="4.39730547540715" calcext:value-type="float">
            <text:p>4.40</text:p>
          </table:table-cell>
          <table:table-cell table:style-name="ce34" table:formula="of:=IF(OR(ISTEXT([.H7]);ISTEXT([.I7]));&quot;&quot;;IF([.H7]=[.I7];&quot;equal&quot;;-LOG(ABS([.H7]-[.I7])/MAX(ABS([.H7]);ABS([.I7]));10)))" office:value-type="float" office:value="3.55857640861847" calcext:value-type="float">
            <text:p>3.56</text:p>
          </table:table-cell>
          <table:table-cell table:style-name="ce34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34" table:formula="of:=IF(OR(ISTEXT([.G8]);ISTEXT([.H8]));&quot;&quot;;IF([.G8]=[.H8];&quot;equal&quot;;-LOG(ABS([.G8]-[.H8])/MAX(ABS([.G8]);ABS([.H8]));10)))" office:value-type="float" office:value="2.43861465615364" calcext:value-type="float">
            <text:p>2.44</text:p>
          </table:table-cell>
          <table:table-cell table:style-name="ce34" table:formula="of:=IF(OR(ISTEXT([.H8]);ISTEXT([.I8]));&quot;&quot;;IF([.H8]=[.I8];&quot;equal&quot;;-LOG(ABS([.H8]-[.I8])/MAX(ABS([.H8]);ABS([.I8]));10)))" office:value-type="float" office:value="2.11232107863694" calcext:value-type="float">
            <text:p>2.11</text:p>
          </table:table-cell>
          <table:table-cell table:style-name="ce34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8857" calcext:value-type="float">
            <text:p>8.86E-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35" table:formula="of:=IF(OR(ISTEXT([.G9]);ISTEXT([.H9]));&quot;&quot;;IF([.G9]=[.H9];&quot;equal&quot;;-LOG(ABS([.G9]-[.H9])/MAX(ABS([.G9]);ABS([.H9]));10)))" office:value-type="float" office:value="1.76316329043813" calcext:value-type="float">
            <text:p>1.76</text:p>
          </table:table-cell>
          <table:table-cell table:style-name="ce35" table:formula="of:=IF(OR(ISTEXT([.H9]);ISTEXT([.I9]));&quot;&quot;;IF([.H9]=[.I9];&quot;equal&quot;;-LOG(ABS([.H9]-[.I9])/MAX(ABS([.H9]);ABS([.I9]));10)))" office:value-type="float" office:value="1.11017423536257" calcext:value-type="float">
            <text:p>1.11</text:p>
          </table:table-cell>
          <table:table-cell table:style-name="ce35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35" table:formula="of:=IF(OR(ISTEXT([.G10]);ISTEXT([.H10]));&quot;&quot;;IF([.G10]=[.H10];&quot;equal&quot;;-LOG(ABS([.G10]-[.H10])/MAX(ABS([.G10]);ABS([.H10]));10)))" office:value-type="float" office:value="1.89371758378804" calcext:value-type="float">
            <text:p>1.89</text:p>
          </table:table-cell>
          <table:table-cell table:style-name="ce35" table:formula="of:=IF(OR(ISTEXT([.H10]);ISTEXT([.I10]));&quot;&quot;;IF([.H10]=[.I10];&quot;equal&quot;;-LOG(ABS([.H10]-[.I10])/MAX(ABS([.H10]);ABS([.I10]));10)))" office:value-type="float" office:value="0.953522404805794" calcext:value-type="float">
            <text:p>0.95</text:p>
          </table:table-cell>
          <table:table-cell table:style-name="ce35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office:value-type="float" office:value="0.20263" calcext:value-type="float">
            <text:p>0.20263</text:p>
          </table:table-cell>
          <table:table-cell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35" table:formula="of:=IF(OR(ISTEXT([.G11]);ISTEXT([.H11]));&quot;&quot;;IF([.G11]=[.H11];&quot;equal&quot;;-LOG(ABS([.G11]-[.H11])/MAX(ABS([.G11]);ABS([.H11]));10)))" office:value-type="float" office:value="0.587953009689975" calcext:value-type="float">
            <text:p>0.59</text:p>
          </table:table-cell>
          <table:table-cell table:style-name="ce35" table:formula="of:=IF(OR(ISTEXT([.H11]);ISTEXT([.I11]));&quot;&quot;;IF([.H11]=[.I11];&quot;equal&quot;;-LOG(ABS([.H11]-[.I11])/MAX(ABS([.H11]);ABS([.I11]));10)))" office:value-type="float" office:value="0.200511293027077" calcext:value-type="float">
            <text:p>0.20</text:p>
          </table:table-cell>
          <table:table-cell table:style-name="ce35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office:value-type="float" office:value="0.034731" calcext:value-type="float">
            <text:p>0.034731</text:p>
          </table:table-cell>
          <table:table-cell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H12]));&quot;&quot;;IF([.G12]=[.H12];&quot;equal&quot;;-LOG(ABS([.G12]-[.H12])/MAX(ABS([.G12]);ABS([.H12]));10)))" office:value-type="float" office:value="0.549108618134939" calcext:value-type="float">
            <text:p>0.55</text:p>
          </table:table-cell>
          <table:table-cell table:style-name="ce36" table:formula="of:=IF(OR(ISTEXT([.H12]);ISTEXT([.I12]));&quot;&quot;;IF([.H12]=[.I12];&quot;equal&quot;;-LOG(ABS([.H12]-[.I12])/MAX(ABS([.H12]);ABS([.I12]));10)))" office:value-type="float" office:value="0.0378534983057115" calcext:value-type="float">
            <text:p>0.04</text:p>
          </table:table-cell>
          <table:table-cell table:style-name="ce36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office:value-type="float" office:value="0.034731" calcext:value-type="float">
            <text:p>0.034731</text:p>
          </table:table-cell>
          <table:table-cell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H13]));&quot;&quot;;IF([.G13]=[.H13];&quot;equal&quot;;-LOG(ABS([.G13]-[.H13])/MAX(ABS([.G13]);ABS([.H13]));10)))" office:value-type="float" office:value="0.291313343501162" calcext:value-type="float">
            <text:p>0.29</text:p>
          </table:table-cell>
          <table:table-cell table:style-name="ce36" table:formula="of:=IF(OR(ISTEXT([.H13]);ISTEXT([.I13]));&quot;&quot;;IF([.H13]=[.I13];&quot;equal&quot;;-LOG(ABS([.H13]-[.I13])/MAX(ABS([.H13]);ABS([.I13]));10)))" office:value-type="float" office:value="0.0115029410543736" calcext:value-type="float">
            <text:p>0.01</text:p>
          </table:table-cell>
          <table:table-cell table:style-name="ce36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H14]));&quot;&quot;;IF([.G14]=[.H14];&quot;equal&quot;;-LOG(ABS([.G14]-[.H14])/MAX(ABS([.G14]);ABS([.H14]));10)))" office:value-type="float" office:value="3.73894783354824" calcext:value-type="float">
            <text:p>3.74</text:p>
          </table:table-cell>
          <table:table-cell table:style-name="ce36" table:formula="of:=IF(OR(ISTEXT([.H14]);ISTEXT([.I14]));&quot;&quot;;IF([.H14]=[.I14];&quot;equal&quot;;-LOG(ABS([.H14]-[.I14])/MAX(ABS([.H14]);ABS([.I14]));10)))" office:value-type="float" office:value="2.94938561048455" calcext:value-type="float">
            <text:p>2.95</text:p>
          </table:table-cell>
          <table:table-cell table:style-name="ce36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H15]));&quot;&quot;;IF([.G15]=[.H15];&quot;equal&quot;;-LOG(ABS([.G15]-[.H15])/MAX(ABS([.G15]);ABS([.H15]));10)))">
            <text:p/>
          </table:table-cell>
          <table:table-cell table:style-name="ce37" table:formula="of:=IF(OR(ISTEXT([.H15]);ISTEXT([.I15]));&quot;&quot;;IF([.H15]=[.I15];&quot;equal&quot;;-LOG(ABS([.H15]-[.I15])/MAX(ABS([.H15]);ABS([.I15]));10)))">
            <text:p/>
          </table:table-cell>
          <table:table-cell table:style-name="ce37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H16]));&quot;&quot;;IF([.G16]=[.H16];&quot;equal&quot;;-LOG(ABS([.G16]-[.H16])/MAX(ABS([.G16]);ABS([.H16]));10)))">
            <text:p/>
          </table:table-cell>
          <table:table-cell table:style-name="ce38" table:formula="of:=IF(OR(ISTEXT([.H16]);ISTEXT([.I16]));&quot;&quot;;IF([.H16]=[.I16];&quot;equal&quot;;-LOG(ABS([.H16]-[.I16])/MAX(ABS([.H16]);ABS([.I16]));10)))">
            <text:p/>
          </table:table-cell>
          <table:table-cell table:style-name="ce38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H17]));&quot;&quot;;IF([.G17]=[.H17];&quot;equal&quot;;-LOG(ABS([.G17]-[.H17])/MAX(ABS([.G17]);ABS([.H17]));10)))">
            <text:p/>
          </table:table-cell>
          <table:table-cell table:style-name="ce38" table:formula="of:=IF(OR(ISTEXT([.H17]);ISTEXT([.I17]));&quot;&quot;;IF([.H17]=[.I17];&quot;equal&quot;;-LOG(ABS([.H17]-[.I17])/MAX(ABS([.H17]);ABS([.I17]));10)))">
            <text:p/>
          </table:table-cell>
          <table:table-cell table:style-name="ce38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206" calcext:value-type="float">
            <text:p>1.21E-04</text:p>
          </table:table-cell>
          <table:table-cell table:style-name="ce1" table:formula="of:=['Parameters (AN)'.H7]" office:value-type="float" office:value="0.00010817" calcext:value-type="float">
            <text:p>1.08E-04</text:p>
          </table:table-cell>
          <table:table-cell table:style-name="ce1" office:value-type="float" office:value="0.000031043" calcext:value-type="float">
            <text:p>3.10E-05</text:p>
          </table:table-cell>
          <table:table-cell table:style-name="ce1" office:value-type="float" office:value="0.0001206" calcext:value-type="float">
            <text:p>1.21E-04</text:p>
          </table:table-cell>
          <table:table-cell table:formula="of:=IF(OR(ISTEXT([.G18]);ISTEXT([.H18]));&quot;&quot;;IF([.G18]=[.H18];&quot;equal&quot;;-LOG(ABS([.G18]-[.H18])/MAX(ABS([.G18]);ABS([.H18]));10)))" office:value-type="float" office:value="0.986876179162488" calcext:value-type="float">
            <text:p>0.99</text:p>
          </table:table-cell>
          <table:table-cell table:formula="of:=IF(OR(ISTEXT([.H18]);ISTEXT([.I18]));&quot;&quot;;IF([.H18]=[.I18];&quot;equal&quot;;-LOG(ABS([.H18]-[.I18])/MAX(ABS([.H18]);ABS([.I18]));10)))" office:value-type="float" office:value="0.146900390718833" calcext:value-type="float">
            <text:p>0.15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06397" calcext:value-type="float">
            <text:p>6.40E-05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1" office:value-type="float" office:value="0.0000286963" calcext:value-type="float">
            <text:p>2.87E-05</text:p>
          </table:table-cell>
          <table:table-cell table:style-name="ce1" office:value-type="float" office:value="0.00006397" calcext:value-type="float">
            <text:p>6.40E-05</text:p>
          </table:table-cell>
          <table:table-cell table:formula="of:=IF(OR(ISTEXT([.G19]);ISTEXT([.H19]));&quot;&quot;;IF([.G19]=[.H19];&quot;equal&quot;;-LOG(ABS([.G19]-[.H19])/MAX(ABS([.G19]);ABS([.H19]));10)))" office:value-type="float" office:value="1.07600206501801" calcext:value-type="float">
            <text:p>1.08</text:p>
          </table:table-cell>
          <table:table-cell table:formula="of:=IF(OR(ISTEXT([.H19]);ISTEXT([.I19]));&quot;&quot;;IF([.H19]=[.I19];&quot;equal&quot;;-LOG(ABS([.H19]-[.I19])/MAX(ABS([.H19]);ABS([.I19]));10)))" office:value-type="float" office:value="0.292172688892045" calcext:value-type="float">
            <text:p>0.29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ce1" office:value-type="float" office:value="0.40019" calcext:value-type="float">
            <text:p>4.00E-01</text:p>
          </table:table-cell>
          <table:table-cell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H20]));&quot;&quot;;IF([.G20]=[.H20];&quot;equal&quot;;-LOG(ABS([.G20]-[.H20])/MAX(ABS([.G20]);ABS([.H20]));10)))" office:value-type="float" office:value="1.19760337523671" calcext:value-type="float">
            <text:p>1.20</text:p>
          </table:table-cell>
          <table:table-cell table:formula="of:=IF(OR(ISTEXT([.H20]);ISTEXT([.I20]));&quot;&quot;;IF([.H20]=[.I20];&quot;equal&quot;;-LOG(ABS([.H20]-[.I20])/MAX(ABS([.H20]);ABS([.I20]));10)))" office:value-type="float" office:value="0.549569806079521" calcext:value-type="float">
            <text:p>0.55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ce1" office:value-type="float" office:value="0.95955" calcext:value-type="float">
            <text:p>9.60E-01</text:p>
          </table:table-cell>
          <table:table-cell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H21]));&quot;&quot;;IF([.G21]=[.H21];&quot;equal&quot;;-LOG(ABS([.G21]-[.H21])/MAX(ABS([.G21]);ABS([.H21]));10)))" office:value-type="float" office:value="0.993341696342325" calcext:value-type="float">
            <text:p>0.99</text:p>
          </table:table-cell>
          <table:table-cell table:formula="of:=IF(OR(ISTEXT([.H21]);ISTEXT([.I21]));&quot;&quot;;IF([.H21]=[.I21];&quot;equal&quot;;-LOG(ABS([.H21]-[.I21])/MAX(ABS([.H21]);ABS([.I21]));10)))" office:value-type="float" office:value="0.516195708835087" calcext:value-type="float">
            <text:p>0.52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H22]));&quot;&quot;;IF([.G22]=[.H22];&quot;equal&quot;;-LOG(ABS([.G22]-[.H22])/MAX(ABS([.G22]);ABS([.H22]));10)))" office:value-type="float" office:value="0.994875521878841" calcext:value-type="float">
            <text:p>0.99</text:p>
          </table:table-cell>
          <table:table-cell table:formula="of:=IF(OR(ISTEXT([.H22]);ISTEXT([.I22]));&quot;&quot;;IF([.H22]=[.I22];&quot;equal&quot;;-LOG(ABS([.H22]-[.I22])/MAX(ABS([.H22]);ABS([.I22]));10)))" office:value-type="float" office:value="0.148941042665209" calcext:value-type="float">
            <text:p>0.15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H23]));&quot;&quot;;IF([.G23]=[.H23];&quot;equal&quot;;-LOG(ABS([.G23]-[.H23])/MAX(ABS([.G23]);ABS([.H23]));10)))" office:value-type="float" office:value="1.12958236818084" calcext:value-type="float">
            <text:p>1.13</text:p>
          </table:table-cell>
          <table:table-cell table:formula="of:=IF(OR(ISTEXT([.H23]);ISTEXT([.I23]));&quot;&quot;;IF([.H23]=[.I23];&quot;equal&quot;;-LOG(ABS([.H23]-[.I23])/MAX(ABS([.H23]);ABS([.I23]));10)))" office:value-type="float" office:value="0.174248568363425" calcext:value-type="float">
            <text:p>0.17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office:value-type="float" office:value="0.58343" calcext:value-type="float">
            <text:p>0.58343</text:p>
          </table:table-cell>
          <table:table-cell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H24]));&quot;&quot;;IF([.G24]=[.H24];&quot;equal&quot;;-LOG(ABS([.G24]-[.H24])/MAX(ABS([.G24]);ABS([.H24]));10)))" office:value-type="float" office:value="1.38523498600012" calcext:value-type="float">
            <text:p>1.39</text:p>
          </table:table-cell>
          <table:table-cell table:formula="of:=IF(OR(ISTEXT([.H24]);ISTEXT([.I24]));&quot;&quot;;IF([.H24]=[.I24];&quot;equal&quot;;-LOG(ABS([.H24]-[.I24])/MAX(ABS([.H24]);ABS([.I24]));10)))" office:value-type="float" office:value="0.591551052621472" calcext:value-type="float">
            <text:p>0.59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H25]));&quot;&quot;;IF([.G25]=[.H25];&quot;equal&quot;;-LOG(ABS([.G25]-[.H25])/MAX(ABS([.G25]);ABS([.H25]));10)))" office:value-type="float" office:value="1.00513963965241" calcext:value-type="float">
            <text:p>1.01</text:p>
          </table:table-cell>
          <table:table-cell table:formula="of:=IF(OR(ISTEXT([.H25]);ISTEXT([.I25]));&quot;&quot;;IF([.H25]=[.I25];&quot;equal&quot;;-LOG(ABS([.H25]-[.I25])/MAX(ABS([.H25]);ABS([.I25]));10)))" office:value-type="float" office:value="0.152028354803578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H26]));&quot;&quot;;IF([.G26]=[.H26];&quot;equal&quot;;-LOG(ABS([.G26]-[.H26])/MAX(ABS([.G26]);ABS([.H26]));10)))" office:value-type="float" office:value="1.08524328140657" calcext:value-type="float">
            <text:p>1.09</text:p>
          </table:table-cell>
          <table:table-cell table:formula="of:=IF(OR(ISTEXT([.H26]);ISTEXT([.I26]));&quot;&quot;;IF([.H26]=[.I26];&quot;equal&quot;;-LOG(ABS([.H26]-[.I26])/MAX(ABS([.H26]);ABS([.I26]));10)))" office:value-type="float" office:value="0.296341617109935" calcext:value-type="float">
            <text:p>0.30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H27]));&quot;&quot;;IF([.G27]=[.H27];&quot;equal&quot;;-LOG(ABS([.G27]-[.H27])/MAX(ABS([.G27]);ABS([.H27]));10)))" office:value-type="float" office:value="1.36892034468233" calcext:value-type="float">
            <text:p>1.37</text:p>
          </table:table-cell>
          <table:table-cell table:formula="of:=IF(OR(ISTEXT([.H27]);ISTEXT([.I27]));&quot;&quot;;IF([.H27]=[.I27];&quot;equal&quot;;-LOG(ABS([.H27]-[.I27])/MAX(ABS([.H27]);ABS([.I27]));10)))" office:value-type="float" office:value="0.714993472835075" calcext:value-type="float">
            <text:p>0.71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30" office:value-type="float" office:value="0.00003936" calcext:value-type="float">
            <text:p>3.94E-05</text:p>
          </table:table-cell>
          <table:table-cell table:style-name="ce1" office:value-type="float" office:value="0.000030851" calcext:value-type="float">
            <text:p>3.09E-05</text:p>
          </table:table-cell>
          <table:table-cell table:style-name="ce1" office:value-type="float" office:value="0.00000891124" calcext:value-type="float">
            <text:p>8.91E-06</text:p>
          </table:table-cell>
          <table:table-cell table:style-name="ce1" office:value-type="float" office:value="0.00003936" calcext:value-type="float">
            <text:p>3.94E-05</text:p>
          </table:table-cell>
          <table:table-cell table:formula="of:=IF(OR(ISTEXT([.G28]);ISTEXT([.H28]));&quot;&quot;;IF([.G28]=[.H28];&quot;equal&quot;;-LOG(ABS([.G28]-[.H28])/MAX(ABS([.G28]);ABS([.H28]));10)))" office:value-type="float" office:value="0.66517656610252" calcext:value-type="float">
            <text:p>0.67</text:p>
          </table:table-cell>
          <table:table-cell table:formula="of:=IF(OR(ISTEXT([.H28]);ISTEXT([.I28]));&quot;&quot;;IF([.H28]=[.I28];&quot;equal&quot;;-LOG(ABS([.H28]-[.I28])/MAX(ABS([.H28]);ABS([.I28]));10)))" office:value-type="float" office:value="0.148037373259791" calcext:value-type="float">
            <text:p>0.1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K3:'Initial values (A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4:'Initial values (A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6:'Initial values (A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2:'Initial values (A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9:'Initial values (A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2:'Initial values (A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5:'Initial values (A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6:'Initial values (A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8:'Initial values (A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number-columns-repeated="4" table:default-cell-style-name="ce6"/>
        <table:table-column table:style-name="co1" table:number-columns-repeated="3" table:default-cell-style-name="ce51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table:formula="of:=-0.06213" office:value-type="float" office:value="-0.06213" calcext:value-type="float">
            <text:p>-6.21E-02</text:p>
          </table:table-cell>
          <table:table-cell table:style-name="ce5" office:value-type="float" office:value="-0.062132" calcext:value-type="float">
            <text:p>-6.21E-02</text:p>
          </table:table-cell>
          <table:table-cell table:style-name="ce5" office:value-type="float" office:value="-0.0497094" calcext:value-type="float">
            <text:p>-4.97E-02</text:p>
          </table:table-cell>
          <table:table-cell table:style-name="Default" office:value-type="string" calcext:value-type="string">
            <text:p>-</text:p>
          </table:table-cell>
          <table:table-cell table:style-name="ce43" table:formula="of:=IF(OR(ISTEXT([.G2]);ISTEXT([.H2]));&quot;&quot;;IF([.G2]=[.H2];&quot;equal&quot;;-LOG(ABS([.G2]-[.H2])/MAX(ABS([.G2]);ABS([.H2]));10)))" office:value-type="float" office:value="4.49228533790981" calcext:value-type="float">
            <text:p>4.49</text:p>
          </table:table-cell>
          <table:table-cell table:style-name="ce43" table:formula="of:=IF(OR(ISTEXT([.H2]);ISTEXT([.I2]));&quot;&quot;;IF([.H2]=[.I2];&quot;equal&quot;;-LOG(ABS([.H2]-[.I2])/MAX(ABS([.H2]);ABS([.I2]));10)))" office:value-type="float" office:value="0.699102832139479" calcext:value-type="float">
            <text:p>0.70</text:p>
          </table:table-cell>
          <table:table-cell table:style-name="ce43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44" table:formula="of:=IF(OR(ISTEXT([.G3]);ISTEXT([.H3]));&quot;&quot;;IF([.G3]=[.H3];&quot;equal&quot;;-LOG(ABS([.G3]-[.H3])/MAX(ABS([.G3]);ABS([.H3]));10)))">
            <text:p/>
          </table:table-cell>
          <table:table-cell table:style-name="ce44" table:formula="of:=IF(OR(ISTEXT([.H3]);ISTEXT([.I3]));&quot;&quot;;IF([.H3]=[.I3];&quot;equal&quot;;-LOG(ABS([.H3]-[.I3])/MAX(ABS([.H3]);ABS([.I3]));10)))">
            <text:p/>
          </table:table-cell>
          <table:table-cell table:style-name="ce44" table:formula="of:=IF(OR(ISTEXT([.G3]);ISTEXT([.J3]));&quot;&quot;;IF([.G3]=[.J3];&quot;equal&quot;;-LOG(ABS([.G3]-[.J3])/MAX(ABS([.G3]);ABS([.J3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45" table:formula="of:=IF(OR(ISTEXT([.G4]);ISTEXT([.H4]));&quot;&quot;;IF([.G4]=[.H4];&quot;equal&quot;;-LOG(ABS([.G4]-[.H4])/MAX(ABS([.G4]);ABS([.H4]));10)))">
            <text:p/>
          </table:table-cell>
          <table:table-cell table:style-name="ce45" table:formula="of:=IF(OR(ISTEXT([.H4]);ISTEXT([.I4]));&quot;&quot;;IF([.H4]=[.I4];&quot;equal&quot;;-LOG(ABS([.H4]-[.I4])/MAX(ABS([.H4]);ABS([.I4]));10)))">
            <text:p/>
          </table:table-cell>
          <table:table-cell table:style-name="ce45" table:formula="of:=IF(OR(ISTEXT([.G4]);ISTEXT([.J4]));&quot;&quot;;IF([.G4]=[.J4];&quot;equal&quot;;-LOG(ABS([.G4]-[.J4])/MAX(ABS([.G4]);ABS([.J4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45" table:formula="of:=IF(OR(ISTEXT([.G5]);ISTEXT([.H5]));&quot;&quot;;IF([.G5]=[.H5];&quot;equal&quot;;-LOG(ABS([.G5]-[.H5])/MAX(ABS([.G5]);ABS([.H5]));10)))">
            <text:p/>
          </table:table-cell>
          <table:table-cell table:style-name="ce45" table:formula="of:=IF(OR(ISTEXT([.H5]);ISTEXT([.I5]));&quot;&quot;;IF([.H5]=[.I5];&quot;equal&quot;;-LOG(ABS([.H5]-[.I5])/MAX(ABS([.H5]);ABS([.I5]));10)))">
            <text:p/>
          </table:table-cell>
          <table:table-cell table:style-name="ce45" table:formula="of:=IF(OR(ISTEXT([.G5]);ISTEXT([.J5]));&quot;&quot;;IF([.G5]=[.J5];&quot;equal&quot;;-LOG(ABS([.G5]-[.J5])/MAX(ABS([.G5]);ABS([.J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1533" calcext:value-type="float">
            <text:p>1.53E-04</text:p>
          </table:table-cell>
          <table:table-cell table:style-name="ce5" office:value-type="float" office:value="0.0001534" calcext:value-type="float">
            <text:p>1.53E-04</text:p>
          </table:table-cell>
          <table:table-cell table:style-name="ce5" office:value-type="float" office:value="0.0017925" calcext:value-type="float">
            <text:p>1.79E-03</text:p>
          </table:table-cell>
          <table:table-cell table:style-name="ce5" office:value-type="float" office:value="0.0001533" calcext:value-type="float">
            <text:p>1.53E-04</text:p>
          </table:table-cell>
          <table:table-cell table:style-name="ce46" table:formula="of:=IF(OR(ISTEXT([.G6]);ISTEXT([.H6]));&quot;&quot;;IF([.G6]=[.H6];&quot;equal&quot;;-LOG(ABS([.G6]-[.H6])/MAX(ABS([.G6]);ABS([.H6]));10)))" office:value-type="float" office:value="3.18582535961307" calcext:value-type="float">
            <text:p>3.19</text:p>
          </table:table-cell>
          <table:table-cell table:style-name="ce46" table:formula="of:=IF(OR(ISTEXT([.H6]);ISTEXT([.I6]));&quot;&quot;;IF([.H6]=[.I6];&quot;equal&quot;;-LOG(ABS([.H6]-[.I6])/MAX(ABS([.H6]);ABS([.I6]));10)))" office:value-type="float" office:value="0.0388537140497732" calcext:value-type="float">
            <text:p>0.04</text:p>
          </table:table-cell>
          <table:table-cell table:style-name="ce46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46" table:formula="of:=IF(OR(ISTEXT([.G7]);ISTEXT([.H7]));&quot;&quot;;IF([.G7]=[.H7];&quot;equal&quot;;-LOG(ABS([.G7]-[.H7])/MAX(ABS([.G7]);ABS([.H7]));10)))" office:value-type="float" office:value="2.12289687623247" calcext:value-type="float">
            <text:p>2.12</text:p>
          </table:table-cell>
          <table:table-cell table:style-name="ce46" table:formula="of:=IF(OR(ISTEXT([.H7]);ISTEXT([.I7]));&quot;&quot;;IF([.H7]=[.I7];&quot;equal&quot;;-LOG(ABS([.H7]-[.I7])/MAX(ABS([.H7]);ABS([.I7]));10)))" office:value-type="float" office:value="0.519987308079134" calcext:value-type="float">
            <text:p>0.52</text:p>
          </table:table-cell>
          <table:table-cell table:style-name="ce46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46" table:formula="of:=IF(OR(ISTEXT([.G8]);ISTEXT([.H8]));&quot;&quot;;IF([.G8]=[.H8];&quot;equal&quot;;-LOG(ABS([.G8]-[.H8])/MAX(ABS([.G8]);ABS([.H8]));10)))" office:value-type="float" office:value="0.597952650895958" calcext:value-type="float">
            <text:p>0.60</text:p>
          </table:table-cell>
          <table:table-cell table:style-name="ce46" table:formula="of:=IF(OR(ISTEXT([.H8]);ISTEXT([.I8]));&quot;&quot;;IF([.H8]=[.I8];&quot;equal&quot;;-LOG(ABS([.H8]-[.I8])/MAX(ABS([.H8]);ABS([.I8]));10)))" office:value-type="float" office:value="0.24317238549169" calcext:value-type="float">
            <text:p>0.24</text:p>
          </table:table-cell>
          <table:table-cell table:style-name="ce46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47" table:formula="of:=IF(OR(ISTEXT([.G9]);ISTEXT([.H9]));&quot;&quot;;IF([.G9]=[.H9];&quot;equal&quot;;-LOG(ABS([.G9]-[.H9])/MAX(ABS([.G9]);ABS([.H9]));10)))">
            <text:p/>
          </table:table-cell>
          <table:table-cell table:style-name="ce47" table:formula="of:=IF(OR(ISTEXT([.H9]);ISTEXT([.I9]));&quot;&quot;;IF([.H9]=[.I9];&quot;equal&quot;;-LOG(ABS([.H9]-[.I9])/MAX(ABS([.H9]);ABS([.I9]));10)))">
            <text:p/>
          </table:table-cell>
          <table:table-cell table:style-name="ce47"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47" table:formula="of:=IF(OR(ISTEXT([.G10]);ISTEXT([.H10]));&quot;&quot;;IF([.G10]=[.H10];&quot;equal&quot;;-LOG(ABS([.G10]-[.H10])/MAX(ABS([.G10]);ABS([.H10]));10)))">
            <text:p/>
          </table:table-cell>
          <table:table-cell table:style-name="ce47" table:formula="of:=IF(OR(ISTEXT([.H10]);ISTEXT([.I10]));&quot;&quot;;IF([.H10]=[.I10];&quot;equal&quot;;-LOG(ABS([.H10]-[.I10])/MAX(ABS([.H10]);ABS([.I10]));10)))">
            <text:p/>
          </table:table-cell>
          <table:table-cell table:style-name="ce47"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47" table:formula="of:=IF(OR(ISTEXT([.G11]);ISTEXT([.H11]));&quot;&quot;;IF([.G11]=[.H11];&quot;equal&quot;;-LOG(ABS([.G11]-[.H11])/MAX(ABS([.G11]);ABS([.H11]));10)))">
            <text:p/>
          </table:table-cell>
          <table:table-cell table:style-name="ce47" table:formula="of:=IF(OR(ISTEXT([.H11]);ISTEXT([.I11]));&quot;&quot;;IF([.H11]=[.I11];&quot;equal&quot;;-LOG(ABS([.H11]-[.I11])/MAX(ABS([.H11]);ABS([.I11]));10)))">
            <text:p/>
          </table:table-cell>
          <table:table-cell table:style-name="ce47"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48" table:formula="of:=IF(OR(ISTEXT([.G12]);ISTEXT([.H12]));&quot;&quot;;IF([.G12]=[.H12];&quot;equal&quot;;-LOG(ABS([.G12]-[.H12])/MAX(ABS([.G12]);ABS([.H12]));10)))" office:value-type="float" office:value="3.3316297176299" calcext:value-type="float">
            <text:p>3.33</text:p>
          </table:table-cell>
          <table:table-cell table:style-name="ce48" table:formula="of:=IF(OR(ISTEXT([.H12]);ISTEXT([.I12]));&quot;&quot;;IF([.H12]=[.I12];&quot;equal&quot;;-LOG(ABS([.H12]-[.I12])/MAX(ABS([.H12]);ABS([.I12]));10)))" office:value-type="float" office:value="0.419215451694434" calcext:value-type="float">
            <text:p>0.42</text:p>
          </table:table-cell>
          <table:table-cell table:style-name="ce48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48" table:formula="of:=IF(OR(ISTEXT([.G13]);ISTEXT([.H13]));&quot;&quot;;IF([.G13]=[.H13];&quot;equal&quot;;-LOG(ABS([.G13]-[.H13])/MAX(ABS([.G13]);ABS([.H13]));10)))" office:value-type="float" office:value="2.98363344549045" calcext:value-type="float">
            <text:p>2.98</text:p>
          </table:table-cell>
          <table:table-cell table:style-name="ce48" table:formula="of:=IF(OR(ISTEXT([.H13]);ISTEXT([.I13]));&quot;&quot;;IF([.H13]=[.I13];&quot;equal&quot;;-LOG(ABS([.H13]-[.I13])/MAX(ABS([.H13]);ABS([.I13]));10)))" office:value-type="float" office:value="0.165989511358841" calcext:value-type="float">
            <text:p>0.17</text:p>
          </table:table-cell>
          <table:table-cell table:style-name="ce48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office:value-type="float" office:value="0.97752" calcext:value-type="float">
            <text:p>0.97752</text:p>
          </table:table-cell>
          <table:table-cell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48" table:formula="of:=IF(OR(ISTEXT([.G14]);ISTEXT([.H14]));&quot;&quot;;IF([.G14]=[.H14];&quot;equal&quot;;-LOG(ABS([.G14]-[.H14])/MAX(ABS([.G14]);ABS([.H14]));10)))" office:value-type="float" office:value="4.6890956561356" calcext:value-type="float">
            <text:p>4.69</text:p>
          </table:table-cell>
          <table:table-cell table:style-name="ce48" table:formula="of:=IF(OR(ISTEXT([.H14]);ISTEXT([.I14]));&quot;&quot;;IF([.H14]=[.I14];&quot;equal&quot;;-LOG(ABS([.H14]-[.I14])/MAX(ABS([.H14]);ABS([.I14]));10)))" office:value-type="float" office:value="1.53532650940395" calcext:value-type="float">
            <text:p>1.54</text:p>
          </table:table-cell>
          <table:table-cell table:style-name="ce48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49" table:formula="of:=IF(OR(ISTEXT([.G15]);ISTEXT([.H15]));&quot;&quot;;IF([.G15]=[.H15];&quot;equal&quot;;-LOG(ABS([.G15]-[.H15])/MAX(ABS([.G15]);ABS([.H15]));10)))" office:value-type="float" office:value="3.18469143081765" calcext:value-type="float">
            <text:p>3.18</text:p>
          </table:table-cell>
          <table:table-cell table:style-name="ce49" table:formula="of:=IF(OR(ISTEXT([.H15]);ISTEXT([.I15]));&quot;&quot;;IF([.H15]=[.I15];&quot;equal&quot;;-LOG(ABS([.H15]-[.I15])/MAX(ABS([.H15]);ABS([.I15]));10)))" office:value-type="float" office:value="0.761549099871938" calcext:value-type="float">
            <text:p>0.76</text:p>
          </table:table-cell>
          <table:table-cell table:style-name="ce49"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office:value-type="float" office:value="0.19362" calcext:value-type="float">
            <text:p>0.19362</text:p>
          </table:table-cell>
          <table:table-cell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50" table:formula="of:=IF(OR(ISTEXT([.G16]);ISTEXT([.H16]));&quot;&quot;;IF([.G16]=[.H16];&quot;equal&quot;;-LOG(ABS([.G16]-[.H16])/MAX(ABS([.G16]);ABS([.H16]));10)))" office:value-type="float" office:value="2.78180023746766" calcext:value-type="float">
            <text:p>2.78</text:p>
          </table:table-cell>
          <table:table-cell table:style-name="ce50" table:formula="of:=IF(OR(ISTEXT([.H16]);ISTEXT([.I16]));&quot;&quot;;IF([.H16]=[.I16];&quot;equal&quot;;-LOG(ABS([.H16]-[.I16])/MAX(ABS([.H16]);ABS([.I16]));10)))" office:value-type="float" office:value="0.226519941780994" calcext:value-type="float">
            <text:p>0.23</text:p>
          </table:table-cell>
          <table:table-cell table:style-name="ce50"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50" table:formula="of:=IF(OR(ISTEXT([.G17]);ISTEXT([.H17]));&quot;&quot;;IF([.G17]=[.H17];&quot;equal&quot;;-LOG(ABS([.G17]-[.H17])/MAX(ABS([.G17]);ABS([.H17]));10)))" office:value-type="float" office:value="3.68895346263747" calcext:value-type="float">
            <text:p>3.69</text:p>
          </table:table-cell>
          <table:table-cell table:style-name="ce50" table:formula="of:=IF(OR(ISTEXT([.H17]);ISTEXT([.I17]));&quot;&quot;;IF([.H17]=[.I17];&quot;equal&quot;;-LOG(ABS([.H17]-[.I17])/MAX(ABS([.H17]);ABS([.I17]));10)))" office:value-type="float" office:value="1.00342824375724" calcext:value-type="float">
            <text:p>1.00</text:p>
          </table:table-cell>
          <table:table-cell table:style-name="ce50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3623" calcext:value-type="float">
            <text:p>3.62E-04</text:p>
          </table:table-cell>
          <table:table-cell table:style-name="ce5" table:formula="of:=['Parameters (N)'.H7]" office:value-type="float" office:value="0.00036327" calcext:value-type="float">
            <text:p>3.63E-04</text:p>
          </table:table-cell>
          <table:table-cell table:style-name="ce5" office:value-type="float" office:value="0.00018497" calcext:value-type="float">
            <text:p>1.85E-04</text:p>
          </table:table-cell>
          <table:table-cell table:style-name="ce5" office:value-type="float" office:value="0.0003623" calcext:value-type="float">
            <text:p>3.62E-04</text:p>
          </table:table-cell>
          <table:table-cell table:formula="of:=IF(OR(ISTEXT([.G18]);ISTEXT([.H18]));&quot;&quot;;IF([.G18]=[.H18];&quot;equal&quot;;-LOG(ABS([.G18]-[.H18])/MAX(ABS([.G18]);ABS([.H18]));10)))" office:value-type="float" office:value="2.57345779964816" calcext:value-type="float">
            <text:p>2.57</text:p>
          </table:table-cell>
          <table:table-cell table:formula="of:=IF(OR(ISTEXT([.H18]);ISTEXT([.I18]));&quot;&quot;;IF([.H18]=[.I18];&quot;equal&quot;;-LOG(ABS([.H18]-[.I18])/MAX(ABS([.H18]);ABS([.I18]));10)))" office:value-type="float" office:value="0.309078190739043" calcext:value-type="float">
            <text:p>0.31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2294" calcext:value-type="float">
            <text:p>2.29E-04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5" office:value-type="float" office:value="0.000160311" calcext:value-type="float">
            <text:p>1.60E-04</text:p>
          </table:table-cell>
          <table:table-cell table:style-name="ce5" office:value-type="float" office:value="0.0002294" calcext:value-type="float">
            <text:p>2.29E-04</text:p>
          </table:table-cell>
          <table:table-cell table:formula="of:=IF(OR(ISTEXT([.G19]);ISTEXT([.H19]));&quot;&quot;;IF([.G19]=[.H19];&quot;equal&quot;;-LOG(ABS([.G19]-[.H19])/MAX(ABS([.G19]);ABS([.H19]));10)))" office:value-type="float" office:value="2.58357658563394" calcext:value-type="float">
            <text:p>2.58</text:p>
          </table:table-cell>
          <table:table-cell table:formula="of:=IF(OR(ISTEXT([.H19]);ISTEXT([.I19]));&quot;&quot;;IF([.H19]=[.I19];&quot;equal&quot;;-LOG(ABS([.H19]-[.I19])/MAX(ABS([.H19]);ABS([.I19]));10)))" office:value-type="float" office:value="0.518563603347284" calcext:value-type="float">
            <text:p>0.52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table:style-name="ce5" office:value-type="float" office:value="0.081847" calcext:value-type="float">
            <text:p>8.18E-02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H20]));&quot;&quot;;IF([.G20]=[.H20];&quot;equal&quot;;-LOG(ABS([.G20]-[.H20])/MAX(ABS([.G20]);ABS([.H20]));10)))" office:value-type="float" office:value="2.28890112993116" calcext:value-type="float">
            <text:p>2.29</text:p>
          </table:table-cell>
          <table:table-cell table:formula="of:=IF(OR(ISTEXT([.H20]);ISTEXT([.I20]));&quot;&quot;;IF([.H20]=[.I20];&quot;equal&quot;;-LOG(ABS([.H20]-[.I20])/MAX(ABS([.H20]);ABS([.I20]));10)))" office:value-type="float" office:value="0.1404275011582" calcext:value-type="float">
            <text:p>0.14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table:style-name="ce5" office:value-type="float" office:value="1.1463" calcext:value-type="float">
            <text:p>1.15E+00</text:p>
          </table:table-cell>
          <table:table-cell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H21]));&quot;&quot;;IF([.G21]=[.H21];&quot;equal&quot;;-LOG(ABS([.G21]-[.H21])/MAX(ABS([.G21]);ABS([.H21]));10)))" office:value-type="float" office:value="3.58217703768813" calcext:value-type="float">
            <text:p>3.58</text:p>
          </table:table-cell>
          <table:table-cell table:formula="of:=IF(OR(ISTEXT([.H21]);ISTEXT([.I21]));&quot;&quot;;IF([.H21]=[.I21];&quot;equal&quot;;-LOG(ABS([.H21]-[.I21])/MAX(ABS([.H21]);ABS([.I21]));10)))" office:value-type="float" office:value="1.51066323259332" calcext:value-type="float">
            <text:p>1.51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office:value-type="float" office:value="0.068561" calcext:value-type="float">
            <text:p>0.068561</text:p>
          </table:table-cell>
          <table:table-cell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H22]));&quot;&quot;;IF([.G22]=[.H22];&quot;equal&quot;;-LOG(ABS([.G22]-[.H22])/MAX(ABS([.G22]);ABS([.H22]));10)))" office:value-type="float" office:value="0.0458852388675437" calcext:value-type="float">
            <text:p>0.05</text:p>
          </table:table-cell>
          <table:table-cell table:formula="of:=IF(OR(ISTEXT([.H22]);ISTEXT([.I22]));&quot;&quot;;IF([.H22]=[.I22];&quot;equal&quot;;-LOG(ABS([.H22]-[.I22])/MAX(ABS([.H22]);ABS([.I22]));10)))" office:value-type="float" office:value="0.318700437048363" calcext:value-type="float">
            <text:p>0.32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H23]));&quot;&quot;;IF([.G23]=[.H23];&quot;equal&quot;;-LOG(ABS([.G23]-[.H23])/MAX(ABS([.G23]);ABS([.H23]));10)))" office:value-type="float" office:value="3.32963630235327" calcext:value-type="float">
            <text:p>3.33</text:p>
          </table:table-cell>
          <table:table-cell table:formula="of:=IF(OR(ISTEXT([.H23]);ISTEXT([.I23]));&quot;&quot;;IF([.H23]=[.I23];&quot;equal&quot;;-LOG(ABS([.H23]-[.I23])/MAX(ABS([.H23]);ABS([.I23]));10)))" office:value-type="float" office:value="0.546094950373238" calcext:value-type="float">
            <text:p>0.55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H24]));&quot;&quot;;IF([.G24]=[.H24];&quot;equal&quot;;-LOG(ABS([.G24]-[.H24])/MAX(ABS([.G24]);ABS([.H24]));10)))" office:value-type="float" office:value="3.09536310315566" calcext:value-type="float">
            <text:p>3.10</text:p>
          </table:table-cell>
          <table:table-cell table:formula="of:=IF(OR(ISTEXT([.H24]);ISTEXT([.I24]));&quot;&quot;;IF([.H24]=[.I24];&quot;equal&quot;;-LOG(ABS([.H24]-[.I24])/MAX(ABS([.H24]);ABS([.I24]));10)))" office:value-type="float" office:value="0.847205217755362" calcext:value-type="float">
            <text:p>0.85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office:value-type="float" office:value="0.13393" calcext:value-type="float">
            <text:p>0.13393</text:p>
          </table:table-cell>
          <table:table-cell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H25]));&quot;&quot;;IF([.G25]=[.H25];&quot;equal&quot;;-LOG(ABS([.G25]-[.H25])/MAX(ABS([.G25]);ABS([.H25]));10)))" office:value-type="float" office:value="2.60836392895738" calcext:value-type="float">
            <text:p>2.61</text:p>
          </table:table-cell>
          <table:table-cell table:formula="of:=IF(OR(ISTEXT([.H25]);ISTEXT([.I25]));&quot;&quot;;IF([.H25]=[.I25];&quot;equal&quot;;-LOG(ABS([.H25]-[.I25])/MAX(ABS([.H25]);ABS([.I25]));10)))" office:value-type="float" office:value="0.33709133858375" calcext:value-type="float">
            <text:p>0.34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office:value-type="float" office:value="0.089149" calcext:value-type="float">
            <text:p>0.089149</text:p>
          </table:table-cell>
          <table:table-cell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H26]));&quot;&quot;;IF([.G26]=[.H26];&quot;equal&quot;;-LOG(ABS([.G26]-[.H26])/MAX(ABS([.G26]);ABS([.H26]));10)))" office:value-type="float" office:value="2.62997018987011" calcext:value-type="float">
            <text:p>2.63</text:p>
          </table:table-cell>
          <table:table-cell table:formula="of:=IF(OR(ISTEXT([.H26]);ISTEXT([.I26]));&quot;&quot;;IF([.H26]=[.I26];&quot;equal&quot;;-LOG(ABS([.H26]-[.I26])/MAX(ABS([.H26]);ABS([.I26]));10)))" office:value-type="float" office:value="0.53394379427782" calcext:value-type="float">
            <text:p>0.53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office:value-type="float" office:value="0.086939" calcext:value-type="float">
            <text:p>0.086939</text:p>
          </table:table-cell>
          <table:table-cell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H27]));&quot;&quot;;IF([.G27]=[.H27];&quot;equal&quot;;-LOG(ABS([.G27]-[.H27])/MAX(ABS([.G27]);ABS([.H27]));10)))" office:value-type="float" office:value="2.317030529525" calcext:value-type="float">
            <text:p>2.32</text:p>
          </table:table-cell>
          <table:table-cell table:formula="of:=IF(OR(ISTEXT([.H27]);ISTEXT([.I27]));&quot;&quot;;IF([.H27]=[.I27];&quot;equal&quot;;-LOG(ABS([.H27]-[.I27])/MAX(ABS([.H27]);ABS([.I27]));10)))" office:value-type="float" office:value="0.175581563637" calcext:value-type="float">
            <text:p>0.18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30" office:value-type="float" office:value="0.00004764" calcext:value-type="float">
            <text:p>4.76E-05</text:p>
          </table:table-cell>
          <table:table-cell table:style-name="ce5" office:value-type="float" office:value="0.000046743" calcext:value-type="float">
            <text:p>4.67E-05</text:p>
          </table:table-cell>
          <table:table-cell table:style-name="ce5" office:value-type="float" office:value="0.0000414977" calcext:value-type="float">
            <text:p>4.15E-05</text:p>
          </table:table-cell>
          <table:table-cell table:style-name="ce5" office:value-type="float" office:value="0.00004764" calcext:value-type="float">
            <text:p>4.76E-05</text:p>
          </table:table-cell>
          <table:table-cell table:formula="of:=IF(OR(ISTEXT([.G28]);ISTEXT([.H28]));&quot;&quot;;IF([.G28]=[.H28];&quot;equal&quot;;-LOG(ABS([.G28]-[.H28])/MAX(ABS([.G28]);ABS([.H28]));10)))" office:value-type="float" office:value="1.72517930976665" calcext:value-type="float">
            <text:p>1.73</text:p>
          </table:table-cell>
          <table:table-cell table:formula="of:=IF(OR(ISTEXT([.H28]);ISTEXT([.I28]));&quot;&quot;;IF([.H28]=[.I28];&quot;equal&quot;;-LOG(ABS([.H28]-[.I28])/MAX(ABS([.H28]);ABS([.I28]));10)))" office:value-type="float" office:value="0.949946249984532" calcext:value-type="float">
            <text:p>0.9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N)'.K2:'Initial values (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3:'Initial values (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4:'Initial values (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6:'Initial value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9:'Initial values (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2:'Initial value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5:'Initial values (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6:'Initial values (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8:'Initial values (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" table:number-columns-repeated="3" table:default-cell-style-name="ce6"/>
        <table:table-column table:style-name="co1" table:number-columns-repeated="3" table:default-cell-style-name="ce6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office:value-type="float" office:value="-0.06863" calcext:value-type="float">
            <text:p>-6.86E-02</text:p>
          </table:table-cell>
          <table:table-cell table:style-name="ce5" office:value-type="float" office:value="-0.068668" calcext:value-type="float">
            <text:p>-6.87E-02</text:p>
          </table:table-cell>
          <table:table-cell table:style-name="ce5" office:value-type="float" office:value="-0.0697603" calcext:value-type="float">
            <text:p>-6.98E-02</text:p>
          </table:table-cell>
          <table:table-cell table:style-name="Default" office:value-type="string" calcext:value-type="string">
            <text:p>-</text:p>
          </table:table-cell>
          <table:table-cell table:style-name="ce53" table:formula="of:=IF(OR(ISTEXT([.G2]);ISTEXT([.H2]));&quot;&quot;;IF([.G2]=[.H2];&quot;equal&quot;;-LOG(ABS([.G2]-[.H2])/MAX(ABS([.G2]);ABS([.H2]));10)))" office:value-type="float" office:value="3.25697080185325" calcext:value-type="float">
            <text:p>3.26</text:p>
          </table:table-cell>
          <table:table-cell table:style-name="ce53" table:formula="of:=IF(OR(ISTEXT([.H2]);ISTEXT([.I2]));&quot;&quot;;IF([.H2]=[.I2];&quot;equal&quot;;-LOG(ABS([.H2]-[.I2])/MAX(ABS([.H2]);ABS([.I2]));10)))" office:value-type="float" office:value="1.80526640593238" calcext:value-type="float">
            <text:p>1.81</text:p>
          </table:table-cell>
          <table:table-cell table:style-name="ce53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54" table:formula="of:=IF(OR(ISTEXT([.G3]);ISTEXT([.H3]));&quot;&quot;;IF([.G3]=[.H3];&quot;equal&quot;;-LOG(ABS([.G3]-[.H3])/MAX(ABS([.G3]);ABS([.H3]));10)))" office:value-type="float" office:value="2.30934622202062" calcext:value-type="float">
            <text:p>2.31</text:p>
          </table:table-cell>
          <table:table-cell table:style-name="ce54" table:formula="of:=IF(OR(ISTEXT([.H3]);ISTEXT([.I3]));&quot;&quot;;IF([.H3]=[.I3];&quot;equal&quot;;-LOG(ABS([.H3]-[.I3])/MAX(ABS([.H3]);ABS([.I3]));10)))" office:value-type="float" office:value="0.882329056671419" calcext:value-type="float">
            <text:p>0.88</text:p>
          </table:table-cell>
          <table:table-cell table:style-name="ce54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55" table:formula="of:=IF(OR(ISTEXT([.G4]);ISTEXT([.H4]));&quot;&quot;;IF([.G4]=[.H4];&quot;equal&quot;;-LOG(ABS([.G4]-[.H4])/MAX(ABS([.G4]);ABS([.H4]));10)))" office:value-type="float" office:value="1.81513738417056" calcext:value-type="float">
            <text:p>1.82</text:p>
          </table:table-cell>
          <table:table-cell table:style-name="ce55" table:formula="of:=IF(OR(ISTEXT([.H4]);ISTEXT([.I4]));&quot;&quot;;IF([.H4]=[.I4];&quot;equal&quot;;-LOG(ABS([.H4]-[.I4])/MAX(ABS([.H4]);ABS([.I4]));10)))" office:value-type="float" office:value="0.706866530611926" calcext:value-type="float">
            <text:p>0.71</text:p>
          </table:table-cell>
          <table:table-cell table:style-name="ce55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55" table:formula="of:=IF(OR(ISTEXT([.G5]);ISTEXT([.H5]));&quot;&quot;;IF([.G5]=[.H5];&quot;equal&quot;;-LOG(ABS([.G5]-[.H5])/MAX(ABS([.G5]);ABS([.H5]));10)))" office:value-type="float" office:value="2.41422808907076" calcext:value-type="float">
            <text:p>2.41</text:p>
          </table:table-cell>
          <table:table-cell table:style-name="ce55" table:formula="of:=IF(OR(ISTEXT([.H5]);ISTEXT([.I5]));&quot;&quot;;IF([.H5]=[.I5];&quot;equal&quot;;-LOG(ABS([.H5]-[.I5])/MAX(ABS([.H5]);ABS([.I5]));10)))" office:value-type="float" office:value="1.06863284853277" calcext:value-type="float">
            <text:p>1.07</text:p>
          </table:table-cell>
          <table:table-cell table:style-name="ce55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05025" calcext:value-type="float">
            <text:p>5.03E-05</text:p>
          </table:table-cell>
          <table:table-cell table:style-name="ce5" office:value-type="float" office:value="0.000049961" calcext:value-type="float">
            <text:p>5.00E-05</text:p>
          </table:table-cell>
          <table:table-cell table:style-name="ce5" office:value-type="float" office:value="0.00004235" calcext:value-type="float">
            <text:p>4.24E-05</text:p>
          </table:table-cell>
          <table:table-cell table:style-name="ce5" office:value-type="float" office:value="0.00005025" calcext:value-type="float">
            <text:p>5.03E-05</text:p>
          </table:table-cell>
          <table:table-cell table:style-name="ce56" table:formula="of:=IF(OR(ISTEXT([.G6]);ISTEXT([.H6]));&quot;&quot;;IF([.G6]=[.H6];&quot;equal&quot;;-LOG(ABS([.G6]-[.H6])/MAX(ABS([.G6]);ABS([.H6]));10)))" office:value-type="float" office:value="2.24023822333597" calcext:value-type="float">
            <text:p>2.24</text:p>
          </table:table-cell>
          <table:table-cell table:style-name="ce56" table:formula="of:=IF(OR(ISTEXT([.H6]);ISTEXT([.I6]));&quot;&quot;;IF([.H6]=[.I6];&quot;equal&quot;;-LOG(ABS([.H6]-[.I6])/MAX(ABS([.H6]);ABS([.I6]));10)))" office:value-type="float" office:value="0.817189400517621" calcext:value-type="float">
            <text:p>0.82</text:p>
          </table:table-cell>
          <table:table-cell table:style-name="ce56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56" table:formula="of:=IF(OR(ISTEXT([.G7]);ISTEXT([.H7]));&quot;&quot;;IF([.G7]=[.H7];&quot;equal&quot;;-LOG(ABS([.G7]-[.H7])/MAX(ABS([.G7]);ABS([.H7]));10)))" office:value-type="float" office:value="4.39713146875983" calcext:value-type="float">
            <text:p>4.40</text:p>
          </table:table-cell>
          <table:table-cell table:style-name="ce56" table:formula="of:=IF(OR(ISTEXT([.H7]);ISTEXT([.I7]));&quot;&quot;;IF([.H7]=[.I7];&quot;equal&quot;;-LOG(ABS([.H7]-[.I7])/MAX(ABS([.H7]);ABS([.I7]));10)))" office:value-type="float" office:value="3.52949778075976" calcext:value-type="float">
            <text:p>3.53</text:p>
          </table:table-cell>
          <table:table-cell table:style-name="ce56" table:formula="of:=IF(OR(ISTEXT([.G7]);ISTEXT([.J7]));&quot;&quot;;IF([.G7]=[.J7];&quot;equal&quot;;-LOG(ABS([.G7]-[.J7])/MAX(ABS([.G7]);ABS([.J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56" table:formula="of:=IF(OR(ISTEXT([.G8]);ISTEXT([.H8]));&quot;&quot;;IF([.G8]=[.H8];&quot;equal&quot;;-LOG(ABS([.G8]-[.H8])/MAX(ABS([.G8]);ABS([.H8]));10)))" office:value-type="float" office:value="2.68599750685578" calcext:value-type="float">
            <text:p>2.69</text:p>
          </table:table-cell>
          <table:table-cell table:style-name="ce56" table:formula="of:=IF(OR(ISTEXT([.H8]);ISTEXT([.I8]));&quot;&quot;;IF([.H8]=[.I8];&quot;equal&quot;;-LOG(ABS([.H8]-[.I8])/MAX(ABS([.H8]);ABS([.I8]));10)))" office:value-type="float" office:value="1.87565933754595" calcext:value-type="float">
            <text:p>1.88</text:p>
          </table:table-cell>
          <table:table-cell table:style-name="ce56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9581" calcext:value-type="float">
            <text:p>9.58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5" office:value-type="float" office:value="0.009581" calcext:value-type="float">
            <text:p>9.58E-03</text:p>
          </table:table-cell>
          <table:table-cell table:style-name="ce57" table:formula="of:=IF(OR(ISTEXT([.G9]);ISTEXT([.H9]));&quot;&quot;;IF([.G9]=[.H9];&quot;equal&quot;;-LOG(ABS([.G9]-[.H9])/MAX(ABS([.G9]);ABS([.H9]));10)))" office:value-type="float" office:value="2.63310597711774" calcext:value-type="float">
            <text:p>2.63</text:p>
          </table:table-cell>
          <table:table-cell table:style-name="ce57" table:formula="of:=IF(OR(ISTEXT([.H9]);ISTEXT([.I9]));&quot;&quot;;IF([.H9]=[.I9];&quot;equal&quot;;-LOG(ABS([.H9]-[.I9])/MAX(ABS([.H9]);ABS([.I9]));10)))" office:value-type="float" office:value="1.19475584780038" calcext:value-type="float">
            <text:p>1.19</text:p>
          </table:table-cell>
          <table:table-cell table:style-name="ce57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57" table:formula="of:=IF(OR(ISTEXT([.G10]);ISTEXT([.H10]));&quot;&quot;;IF([.G10]=[.H10];&quot;equal&quot;;-LOG(ABS([.G10]-[.H10])/MAX(ABS([.G10]);ABS([.H10]));10)))" office:value-type="float" office:value="2.10740950766282" calcext:value-type="float">
            <text:p>2.11</text:p>
          </table:table-cell>
          <table:table-cell table:style-name="ce57" table:formula="of:=IF(OR(ISTEXT([.H10]);ISTEXT([.I10]));&quot;&quot;;IF([.H10]=[.I10];&quot;equal&quot;;-LOG(ABS([.H10]-[.I10])/MAX(ABS([.H10]);ABS([.I10]));10)))" office:value-type="float" office:value="0.904200675486372" calcext:value-type="float">
            <text:p>0.90</text:p>
          </table:table-cell>
          <table:table-cell table:style-name="ce57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office:value-type="float" office:value="0.13435" calcext:value-type="float">
            <text:p>0.13435</text:p>
          </table:table-cell>
          <table:table-cell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57" table:formula="of:=IF(OR(ISTEXT([.G11]);ISTEXT([.H11]));&quot;&quot;;IF([.G11]=[.H11];&quot;equal&quot;;-LOG(ABS([.G11]-[.H11])/MAX(ABS([.G11]);ABS([.H11]));10)))" office:value-type="float" office:value="1.46078471787923" calcext:value-type="float">
            <text:p>1.46</text:p>
          </table:table-cell>
          <table:table-cell table:style-name="ce57" table:formula="of:=IF(OR(ISTEXT([.H11]);ISTEXT([.I11]));&quot;&quot;;IF([.H11]=[.I11];&quot;equal&quot;;-LOG(ABS([.H11]-[.I11])/MAX(ABS([.H11]);ABS([.I11]));10)))" office:value-type="float" office:value="0.163901177837558" calcext:value-type="float">
            <text:p>0.16</text:p>
          </table:table-cell>
          <table:table-cell table:style-name="ce57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office:value-type="float" office:value="0.067693" calcext:value-type="float">
            <text:p>0.067693</text:p>
          </table:table-cell>
          <table:table-cell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58" table:formula="of:=IF(OR(ISTEXT([.G12]);ISTEXT([.H12]));&quot;&quot;;IF([.G12]=[.H12];&quot;equal&quot;;-LOG(ABS([.G12]-[.H12])/MAX(ABS([.G12]);ABS([.H12]));10)))" office:value-type="float" office:value="1.44055555793443" calcext:value-type="float">
            <text:p>1.44</text:p>
          </table:table-cell>
          <table:table-cell table:style-name="ce58" table:formula="of:=IF(OR(ISTEXT([.H12]);ISTEXT([.I12]));&quot;&quot;;IF([.H12]=[.I12];&quot;equal&quot;;-LOG(ABS([.H12]-[.I12])/MAX(ABS([.H12]);ABS([.I12]));10)))" office:value-type="float" office:value="0.0360886192655803" calcext:value-type="float">
            <text:p>0.04</text:p>
          </table:table-cell>
          <table:table-cell table:style-name="ce58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office:value-type="float" office:value="0.093329" calcext:value-type="float">
            <text:p>0.093329</text:p>
          </table:table-cell>
          <table:table-cell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58" table:formula="of:=IF(OR(ISTEXT([.G13]);ISTEXT([.H13]));&quot;&quot;;IF([.G13]=[.H13];&quot;equal&quot;;-LOG(ABS([.G13]-[.H13])/MAX(ABS([.G13]);ABS([.H13]));10)))" office:value-type="float" office:value="1.20812822207219" calcext:value-type="float">
            <text:p>1.21</text:p>
          </table:table-cell>
          <table:table-cell table:style-name="ce58" table:formula="of:=IF(OR(ISTEXT([.H13]);ISTEXT([.I13]));&quot;&quot;;IF([.H13]=[.I13];&quot;equal&quot;;-LOG(ABS([.H13]-[.I13])/MAX(ABS([.H13]);ABS([.I13]));10)))" office:value-type="float" office:value="0.00664737288247179" calcext:value-type="float">
            <text:p>0.01</text:p>
          </table:table-cell>
          <table:table-cell table:style-name="ce58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58" table:formula="of:=IF(OR(ISTEXT([.G14]);ISTEXT([.H14]));&quot;&quot;;IF([.G14]=[.H14];&quot;equal&quot;;-LOG(ABS([.G14]-[.H14])/MAX(ABS([.G14]);ABS([.H14]));10)))" office:value-type="float" office:value="4.14850129584946" calcext:value-type="float">
            <text:p>4.15</text:p>
          </table:table-cell>
          <table:table-cell table:style-name="ce58" table:formula="of:=IF(OR(ISTEXT([.H14]);ISTEXT([.I14]));&quot;&quot;;IF([.H14]=[.I14];&quot;equal&quot;;-LOG(ABS([.H14]-[.I14])/MAX(ABS([.H14]);ABS([.I14]));10)))" office:value-type="float" office:value="2.98886462592979" calcext:value-type="float">
            <text:p>2.99</text:p>
          </table:table-cell>
          <table:table-cell table:style-name="ce58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59" table:formula="of:=IF(OR(ISTEXT([.G15]);ISTEXT([.H15]));&quot;&quot;;IF([.G15]=[.H15];&quot;equal&quot;;-LOG(ABS([.G15]-[.H15])/MAX(ABS([.G15]);ABS([.H15]));10)))">
            <text:p/>
          </table:table-cell>
          <table:table-cell table:style-name="ce59" table:formula="of:=IF(OR(ISTEXT([.H15]);ISTEXT([.I15]));&quot;&quot;;IF([.H15]=[.I15];&quot;equal&quot;;-LOG(ABS([.H15]-[.I15])/MAX(ABS([.H15]);ABS([.I15]));10)))">
            <text:p/>
          </table:table-cell>
          <table:table-cell table:style-name="ce59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60" table:formula="of:=IF(OR(ISTEXT([.G16]);ISTEXT([.H16]));&quot;&quot;;IF([.G16]=[.H16];&quot;equal&quot;;-LOG(ABS([.G16]-[.H16])/MAX(ABS([.G16]);ABS([.H16]));10)))">
            <text:p/>
          </table:table-cell>
          <table:table-cell table:style-name="ce60" table:formula="of:=IF(OR(ISTEXT([.H16]);ISTEXT([.I16]));&quot;&quot;;IF([.H16]=[.I16];&quot;equal&quot;;-LOG(ABS([.H16]-[.I16])/MAX(ABS([.H16]);ABS([.I16]));10)))">
            <text:p/>
          </table:table-cell>
          <table:table-cell table:style-name="ce60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60" table:formula="of:=IF(OR(ISTEXT([.G17]);ISTEXT([.H17]));&quot;&quot;;IF([.G17]=[.H17];&quot;equal&quot;;-LOG(ABS([.G17]-[.H17])/MAX(ABS([.G17]);ABS([.H17]));10)))">
            <text:p/>
          </table:table-cell>
          <table:table-cell table:style-name="ce60" table:formula="of:=IF(OR(ISTEXT([.H17]);ISTEXT([.I17]));&quot;&quot;;IF([.H17]=[.I17];&quot;equal&quot;;-LOG(ABS([.H17]-[.I17])/MAX(ABS([.H17]);ABS([.I17]));10)))">
            <text:p/>
          </table:table-cell>
          <table:table-cell table:style-name="ce60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1386" calcext:value-type="float">
            <text:p>1.39E-04</text:p>
          </table:table-cell>
          <table:table-cell table:style-name="ce5" table:formula="of:=[#REF!]" office:value-type="string" office:string-value="" calcext:value-type="error">
            <text:p>#REF!</text:p>
          </table:table-cell>
          <table:table-cell table:style-name="ce5" office:value-type="float" office:value="0.0000373317" calcext:value-type="float">
            <text:p>3.73E-05</text:p>
          </table:table-cell>
          <table:table-cell table:style-name="ce5" office:value-type="float" office:value="0.0001386" calcext:value-type="float">
            <text:p>1.39E-04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" calcext:value-type="error">
            <text:p>#REF!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" calcext:value-type="error">
            <text:p>#REF!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07314" calcext:value-type="float">
            <text:p>7.31E-05</text:p>
          </table:table-cell>
          <table:table-cell table:style-name="ce5" office:value-type="float" office:value="0.000071222" calcext:value-type="float">
            <text:p>7.12E-05</text:p>
          </table:table-cell>
          <table:table-cell table:style-name="ce5" office:value-type="float" office:value="0.0000327336" calcext:value-type="float">
            <text:p>3.27E-05</text:p>
          </table:table-cell>
          <table:table-cell table:style-name="ce5" office:value-type="float" office:value="0.00007314" calcext:value-type="float">
            <text:p>7.31E-05</text:p>
          </table:table-cell>
          <table:table-cell table:formula="of:=IF(OR(ISTEXT([.G19]);ISTEXT([.H19]));&quot;&quot;;IF([.G19]=[.H19];&quot;equal&quot;;-LOG(ABS([.G19]-[.H19])/MAX(ABS([.G19]);ABS([.H19]));10)))" office:value-type="float" office:value="1.58130635316738" calcext:value-type="float">
            <text:p>1.58</text:p>
          </table:table-cell>
          <table:table-cell table:formula="of:=IF(OR(ISTEXT([.H19]);ISTEXT([.I19]));&quot;&quot;;IF([.H19]=[.I19];&quot;equal&quot;;-LOG(ABS([.H19]-[.I19])/MAX(ABS([.H19]);ABS([.I19]));10)))" office:value-type="float" office:value="0.267284307596055" calcext:value-type="float">
            <text:p>0.27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5" office:value-type="float" office:value="0.44752" calcext:value-type="float">
            <text:p>4.48E-01</text:p>
          </table:table-cell>
          <table:table-cell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H20]));&quot;&quot;;IF([.G20]=[.H20];&quot;equal&quot;;-LOG(ABS([.G20]-[.H20])/MAX(ABS([.G20]);ABS([.H20]));10)))" office:value-type="float" office:value="2.08026950914555" calcext:value-type="float">
            <text:p>2.08</text:p>
          </table:table-cell>
          <table:table-cell table:formula="of:=IF(OR(ISTEXT([.H20]);ISTEXT([.I20]));&quot;&quot;;IF([.H20]=[.I20];&quot;equal&quot;;-LOG(ABS([.H20]-[.I20])/MAX(ABS([.H20]);ABS([.I20]));10)))" office:value-type="float" office:value="0.463485414257199" calcext:value-type="float">
            <text:p>0.46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5" office:value-type="float" office:value="1.1631" calcext:value-type="float">
            <text:p>1.16E+00</text:p>
          </table:table-cell>
          <table:table-cell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H21]));&quot;&quot;;IF([.G21]=[.H21];&quot;equal&quot;;-LOG(ABS([.G21]-[.H21])/MAX(ABS([.G21]);ABS([.H21]));10)))" office:value-type="float" office:value="1.69605281800645" calcext:value-type="float">
            <text:p>1.70</text:p>
          </table:table-cell>
          <table:table-cell table:formula="of:=IF(OR(ISTEXT([.H21]);ISTEXT([.I21]));&quot;&quot;;IF([.H21]=[.I21];&quot;equal&quot;;-LOG(ABS([.H21]-[.I21])/MAX(ABS([.H21]);ABS([.I21]));10)))" office:value-type="float" office:value="0.528518605886018" calcext:value-type="float">
            <text:p>0.53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H22]));&quot;&quot;;IF([.G22]=[.H22];&quot;equal&quot;;-LOG(ABS([.G22]-[.H22])/MAX(ABS([.G22]);ABS([.H22]));10)))" office:value-type="float" office:value="1.48637746056691" calcext:value-type="float">
            <text:p>1.49</text:p>
          </table:table-cell>
          <table:table-cell table:formula="of:=IF(OR(ISTEXT([.H22]);ISTEXT([.I22]));&quot;&quot;;IF([.H22]=[.I22];&quot;equal&quot;;-LOG(ABS([.H22]-[.I22])/MAX(ABS([.H22]);ABS([.I22]));10)))" office:value-type="float" office:value="0.144386944790394" calcext:value-type="float">
            <text:p>0.14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office:value-type="float" office:value="0.39299" calcext:value-type="float">
            <text:p>0.39299</text:p>
          </table:table-cell>
          <table:table-cell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H23]));&quot;&quot;;IF([.G23]=[.H23];&quot;equal&quot;;-LOG(ABS([.G23]-[.H23])/MAX(ABS([.G23]);ABS([.H23]));10)))" office:value-type="float" office:value="1.64950126210541" calcext:value-type="float">
            <text:p>1.65</text:p>
          </table:table-cell>
          <table:table-cell table:formula="of:=IF(OR(ISTEXT([.H23]);ISTEXT([.I23]));&quot;&quot;;IF([.H23]=[.I23];&quot;equal&quot;;-LOG(ABS([.H23]-[.I23])/MAX(ABS([.H23]);ABS([.I23]));10)))" office:value-type="float" office:value="0.180652683365761" calcext:value-type="float">
            <text:p>0.18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office:value-type="float" office:value="0.53615" calcext:value-type="float">
            <text:p>0.53615</text:p>
          </table:table-cell>
          <table:table-cell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H24]));&quot;&quot;;IF([.G24]=[.H24];&quot;equal&quot;;-LOG(ABS([.G24]-[.H24])/MAX(ABS([.G24]);ABS([.H24]));10)))" office:value-type="float" office:value="1.82891918166813" calcext:value-type="float">
            <text:p>1.83</text:p>
          </table:table-cell>
          <table:table-cell table:formula="of:=IF(OR(ISTEXT([.H24]);ISTEXT([.I24]));&quot;&quot;;IF([.H24]=[.I24];&quot;equal&quot;;-LOG(ABS([.H24]-[.I24])/MAX(ABS([.H24]);ABS([.I24]));10)))" office:value-type="float" office:value="0.523783561679901" calcext:value-type="float">
            <text:p>0.52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H25]));&quot;&quot;;IF([.G25]=[.H25];&quot;equal&quot;;-LOG(ABS([.G25]-[.H25])/MAX(ABS([.G25]);ABS([.H25]));10)))" office:value-type="float" office:value="1.4996870826184" calcext:value-type="float">
            <text:p>1.50</text:p>
          </table:table-cell>
          <table:table-cell table:formula="of:=IF(OR(ISTEXT([.H25]);ISTEXT([.I25]));&quot;&quot;;IF([.H25]=[.I25];&quot;equal&quot;;-LOG(ABS([.H25]-[.I25])/MAX(ABS([.H25]);ABS([.I25]));10)))" office:value-type="float" office:value="0.148078502457844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H26]));&quot;&quot;;IF([.G26]=[.H26];&quot;equal&quot;;-LOG(ABS([.G26]-[.H26])/MAX(ABS([.G26]);ABS([.H26]));10)))" office:value-type="float" office:value="1.57016570882456" calcext:value-type="float">
            <text:p>1.57</text:p>
          </table:table-cell>
          <table:table-cell table:formula="of:=IF(OR(ISTEXT([.H26]);ISTEXT([.I26]));&quot;&quot;;IF([.H26]=[.I26];&quot;equal&quot;;-LOG(ABS([.H26]-[.I26])/MAX(ABS([.H26]);ABS([.I26]));10)))" office:value-type="float" office:value="0.272716087272898" calcext:value-type="float">
            <text:p>0.27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H27]));&quot;&quot;;IF([.G27]=[.H27];&quot;equal&quot;;-LOG(ABS([.G27]-[.H27])/MAX(ABS([.G27]);ABS([.H27]));10)))" office:value-type="float" office:value="2.24526334552594" calcext:value-type="float">
            <text:p>2.25</text:p>
          </table:table-cell>
          <table:table-cell table:formula="of:=IF(OR(ISTEXT([.H27]);ISTEXT([.I27]));&quot;&quot;;IF([.H27]=[.I27];&quot;equal&quot;;-LOG(ABS([.H27]-[.I27])/MAX(ABS([.H27]);ABS([.I27]));10)))" office:value-type="float" office:value="0.645832598829542" calcext:value-type="float">
            <text:p>0.65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52" office:value-type="float" office:value="0.00004843" calcext:value-type="float">
            <text:p>4.84E-05</text:p>
          </table:table-cell>
          <table:table-cell table:style-name="ce5" office:value-type="float" office:value="0.000044471" calcext:value-type="float">
            <text:p>4.45E-05</text:p>
          </table:table-cell>
          <table:table-cell table:style-name="ce5" office:value-type="float" office:value="0.0000121722" calcext:value-type="float">
            <text:p>1.22E-05</text:p>
          </table:table-cell>
          <table:table-cell table:style-name="ce5" office:value-type="float" office:value="0.00004843" calcext:value-type="float">
            <text:p>4.84E-05</text:p>
          </table:table-cell>
          <table:table-cell table:formula="of:=IF(OR(ISTEXT([.G28]);ISTEXT([.H28]));&quot;&quot;;IF([.G28]=[.H28];&quot;equal&quot;;-LOG(ABS([.G28]-[.H28])/MAX(ABS([.G28]);ABS([.H28]));10)))" office:value-type="float" office:value="1.08752896729433" calcext:value-type="float">
            <text:p>1.09</text:p>
          </table:table-cell>
          <table:table-cell table:formula="of:=IF(OR(ISTEXT([.H28]);ISTEXT([.I28]));&quot;&quot;;IF([.H28]=[.I28];&quot;equal&quot;;-LOG(ABS([.H28]-[.I28])/MAX(ABS([.H28]);ABS([.I28]));10)))" office:value-type="float" office:value="0.138890508097654" calcext:value-type="float">
            <text:p>0.14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K2:'Initial values (NH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3:'Initial values (NH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4:'Initial values (NH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6:'Initial value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9:'Initial values (NH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2:'Initial values (NH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5:'Initial values (NH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6:'Initial values (NH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8:'Initial values (NH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3:00:28.622173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1T14:25:01.222615016</dc:date>
    <meta:editing-duration>P1DT5H46M57S</meta:editing-duration>
    <meta:editing-cycles>363</meta:editing-cycles>
    <meta:document-statistic meta:table-count="7" meta:cell-count="4837" meta:object-count="0"/>
  </office:meta>
</office:document-meta>
</file>